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C17532833ED26FC.png" manifest:media-type="image/png"/>
  <manifest:file-entry manifest:full-path="Pictures/100002010000064000000384A7854D05BFBDF55E.png" manifest:media-type="image/png"/>
  <manifest:file-entry manifest:full-path="Pictures/1000020100000640000003845352AB1AB837DD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8.397cm" svg:height="11.127cm" draw:z-index="0"><draw:image xlink:href="Pictures/100002010000064000000384A7854D05BFBDF55E.png" xlink:type="simple" xlink:show="embed" xlink:actuate="onLoad" loext:mime-type="image/png"/></draw:frame></text:p>
      <text:p text:style-name="Standard"/>
      <text:p text:style-name="Standard"><draw:frame draw:style-name="fr2" draw:name="Image2" text:anchor-type="paragraph" svg:width="18.29cm" svg:height="9.562cm" draw:z-index="1"><draw:image xlink:href="Pictures/1000020100000640000003845352AB1AB837DD98.png" xlink:type="simple" xlink:show="embed" xlink:actuate="onLoad" loext:mime-type="image/png"/></draw:frame></text:p>
      <text:p text:style-name="Standard"/>
      <text:p text:style-name="Standard"><draw:frame draw:style-name="fr3" draw:name="Image3" text:anchor-type="paragraph" svg:x="0.037cm" svg:y="-0.686cm" svg:width="17cm" svg:height="7.011cm" draw:z-index="2"><draw:image xlink:href="Pictures/1000020100000640000003847C17532833ED26F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5:09:13.240004346</meta:creation-date>
    <dc:date>2022-03-22T16:17:44.059303033</dc:date>
    <meta:editing-duration>PT1H8M15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